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50%" draw:opacity-name="" draw:textarea-horizontal-align="justify" draw:textarea-vertical-align="middle" draw:auto-grow-height="false" fo:min-height="4.05cm" fo:min-width="4.1cm"/>
    </style:style>
    <style:style style:name="gr2" style:family="graphic" style:parent-style-name="standard">
      <style:graphic-properties draw:fill-color="#0000ff" draw:opacity="100%" draw:opacity-name="" draw:textarea-horizontal-align="justify" draw:textarea-vertical-align="middle" draw:auto-grow-height="false" fo:min-height="1.95cm" fo:min-width="1.8cm"/>
    </style:style>
    <style:style style:name="gr3" style:family="graphic" style:parent-style-name="standard">
      <style:graphic-properties draw:fill-color="#0000ff" draw:opacity="100%" draw:opacity-name="" draw:textarea-horizontal-align="justify" draw:textarea-vertical-align="middle" draw:auto-grow-height="false" fo:min-height="4.05cm" fo:min-width="4.1cm"/>
    </style:style>
    <style:style style:name="gr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fo:min-height="1.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 draw:opacity="50%"/>
      <style:paragraph-properties fo:text-align="center"/>
    </style:style>
    <style:style style:name="P2" style:family="paragraph">
      <loext:graphic-properties draw:fill-color="#0000ff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0000ff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ffffff"/>
      <style:text-properties fo:color="#0000ff" fo:font-size="40pt" fo:font-weight="bold" style:font-size-asian="40pt" style:font-weight-asian="bold" style:font-size-complex="40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DejaVu Sans" fo:font-weight="bold" style:font-weight-asian="bold" style:font-weight-complex="bold"/>
    </style:style>
    <style:style style:name="T1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6cm" svg:height="4.3cm" svg:x="3.7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4.3cm" svg:x="6cm" svg:y="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cm" svg:height="2.2cm" svg:x="6cm" svg:y="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4.3cm" svg:x="3.6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4.3cm" svg:x="5.9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cm" svg:height="2.2cm" svg:x="5.9cm" svg:y="10.8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.2cm" svg:y1="8.2cm" svg:x2="13.1cm" svg:y2="8.2cm">
          <text:p/>
        </draw:line>
        <draw:frame draw:style-name="gr5" draw:text-style-name="P5" draw:layer="layout" svg:width="5cm" svg:height="2.1cm" svg:x="13.5cm" svg:y="7.3cm">
          <draw:text-box>
            <text:p text:style-name="P4"><text:span text:style-name="T1">= IOU</text:span></text:p>
          </draw:text-box>
        </draw:frame>
        <draw:frame draw:style-name="gr6" draw:text-style-name="P7" draw:layer="layout" svg:width="3.609cm" svg:height="0.962cm" draw:transform="rotate (1.5707963267949) translate (2.738cm 5.1cm)">
          <draw:text-box>
            <text:p text:style-name="P6"><text:span text:style-name="T2">Prediction</text:span></text:p>
          </draw:text-box>
        </draw:frame>
        <draw:frame draw:style-name="gr6" draw:text-style-name="P8" draw:layer="layout" svg:width="3.609cm" svg:height="0.962cm" draw:transform="rotate (1.5707963267949) translate (2.638cm 12.6cm)">
          <draw:text-box>
            <text:p text:style-name="P6"><text:span text:style-name="T2">Prediction</text:span></text:p>
          </draw:text-box>
        </draw:frame>
        <draw:frame draw:style-name="gr6" draw:text-style-name="P7" draw:layer="layout" svg:width="2.161cm" svg:height="0.962cm" draw:transform="rotate (1.5707963267949) translate (10.7cm 7.517cm)">
          <draw:text-box>
            <text:p text:style-name="P6"><text:span text:style-name="T2">Label</text:span></text:p>
          </draw:text-box>
        </draw:frame>
        <draw:frame draw:style-name="gr6" draw:text-style-name="P7" draw:layer="layout" svg:width="2.161cm" svg:height="0.962cm" draw:transform="rotate (1.5707963267949) translate (10.638cm 15.1cm)">
          <draw:text-box>
            <text:p text:style-name="P6"><text:span text:style-name="T2">Lab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5cm" fo:page-height="1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16:46:14.243119639</meta:creation-date>
    <dc:date>2018-01-22T16:57:44.281501227</dc:date>
    <meta:editing-duration>PT1M18S</meta:editing-duration>
    <meta:editing-cycles>1</meta:editing-cycles>
    <meta:document-statistic meta:object-count="12"/>
    <meta:generator>LibreOffice/5.1.6.2$Linux_X86_64 LibreOffice_project/10m0$Build-2</meta:generator>
  </office:meta>
</office:document-meta>
</file>